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28b4" officeooo:paragraph-rsid="001028b4"/>
    </style:style>
    <style:style style:name="P2" style:family="paragraph" style:parent-style-name="Standard">
      <style:text-properties officeooo:rsid="001061b1" officeooo:paragraph-rsid="001061b1"/>
    </style:style>
    <style:style style:name="T1" style:family="text">
      <style:text-properties officeooo:rsid="001061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xios .create method-<text:span text:style-name="T1">set the base url </text:span></text:p>
      <text:p text:style-name="P2">instance.get =axios.ge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3T09:16:19.819810531</meta:creation-date>
    <dc:date>2023-02-23T09:33:36.029752627</dc:date>
    <meta:editing-duration>PT7M6S</meta:editing-duration>
    <meta:editing-cycles>1</meta:editing-cycles>
    <meta:document-statistic meta:table-count="0" meta:image-count="0" meta:object-count="0" meta:page-count="1" meta:paragraph-count="2" meta:word-count="8" meta:character-count="61" meta:non-whitespace-character-count="54"/>
    <meta:generator>LibreOffice/6.4.7.2$Linux_X86_64 LibreOffice_project/40$Build-2</meta:generator>
  </office:meta>
</office:document-meta>
</file>